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VolSol_core1" table:style-name="ta1"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date" office:date-value="2012-01-01" calcext:value-type="date">
            <text:p>01/01/12</text:p>
          </table:table-cell>
        </table:table-row>
      </table:table>
      <table:table table:name="VolSol_core2" table:style-name="ta1"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date" office:date-value="2012-01-01" calcext:value-type="date">
            <text:p>01/01/12</text:p>
          </table:table-cell>
        </table:table-row>
      </table:table>
      <table:table table:name="VolSol_core3" table:style-name="ta1">
        <table:table-column table:style-name="co1" table:number-columns-repeated="12" table:default-cell-style-name="Default"/>
        <table:table-row table:style-name="ro1">
          <table:table-cell table:number-columns-repeated="11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11"/>
          <table:table-cell table:style-name="ce1" office:value-type="date" office:date-value="2012-01-01" calcext:value-type="date">
            <text:p>01/01/12</text:p>
          </table:table-cell>
        </table:table-row>
      </table:table>
      <table:table table:name="VolSol_core4" table:style-name="ta1"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date" office:date-value="2012-01-01" calcext:value-type="date">
            <text:p>01/01/12</text:p>
          </table:table-cell>
        </table:table-row>
      </table:table>
      <table:table table:name="VolSol_core5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table:style-name="ce1" office:value-type="date" office:date-value="2012-01-01" calcext:value-type="date">
            <text:p>01/01/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9:18:19.101241613</meta:creation-date>
    <dc:date>2024-08-11T14:37:25.440719653</dc:date>
    <meta:editing-duration>PT7M52S</meta:editing-duration>
    <meta:editing-cycles>3</meta:editing-cycles>
    <meta:generator>LibreOffice/7.3.7.2$Linux_X86_64 LibreOffice_project/30$Build-2</meta:generator>
    <meta:document-statistic meta:table-count="5" meta:cell-count="10" meta:object-count="0"/>
  </office:meta>
</office:document-meta>
</file>